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26.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05cm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color="#ff0000" draw:fill="none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width="0.05cm" draw:marker-start-width="0.275cm" draw:marker-end-width="0.275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Fine_20_Dashed" svg:stroke-width="0.05cm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ffff" draw:marker-start-width="0.275cm" draw:marker-end-width="0.275cm" draw:fill="none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2cm" svg:stroke-color="#cc6633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280099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1.9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text-properties fo:color="#280099" fo:font-weight="bold" style:font-weight-asian="bold" style:font-weight-complex="bold"/>
    </style:style>
    <style:style style:name="P8" style:family="paragraph">
      <style:text-properties fo:color="#cc6633"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color="#0000ff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8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dc2300" fo:font-family="'DejaVu Sans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4586" fo:font-family="'DejaVu Sans Mono'" style:font-family-generic="modern" style:font-pitch="fixed" fo:font-size="11pt" style:font-size-asian="11pt" style:font-size-complex="11pt"/>
    </style:style>
    <style:style style:name="T8" style:family="text">
      <style:text-properties fo:font-size="3pt" style:font-size-asian="3pt" style:font-size-complex="3pt"/>
    </style:style>
    <style:style style:name="T9" style:family="text">
      <style:text-properties fo:color="#dc2300" fo:font-family="'DejaVu Sans Mono'" style:font-family-generic="modern" style:font-pitch="fixed" fo:font-size="11pt" style:font-size-asian="11pt" style:font-size-complex="11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ff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8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280099" fo:font-weight="bold" style:font-weight-asian="bold" style:font-weight-complex="bold"/>
    </style:style>
    <style:style style:name="T14" style:family="text">
      <style:text-properties fo:color="#cc6633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7.6cm" svg:y="3cm">
          <text:p text:style-name="P1"><text:span text:style-name="T1">Process 1000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6"/></text:p>
            <text:p><text:span text:style-name="T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7.6cm" svg:y="3cm">
          <text:p text:style-name="P1"><text:span text:style-name="T1">Process 1000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7.8cm" svg:y="6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0.8cm" svg:y="7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7"/></text:p>
          </draw:text-box>
        </draw:frame>
        <draw:custom-shape draw:style-name="gr5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7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0.8cm" svg:y="8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/></text:p>
            <text:p><text:span text:style-name="T7"/></text:p>
          </draw:text-box>
        </draw:frame>
        <draw:custom-shape draw:style-name="gr5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7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0.8cm" svg:y="9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7"/></text:p>
          </draw:text-box>
        </draw:frame>
        <draw:custom-shape draw:style-name="gr5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7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0.8cm" svg:y="10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7"/></text:p>
          </draw:text-box>
        </draw:frame>
        <draw:custom-shape draw:style-name="gr5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7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0.8cm" svg:y="11.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7"/></text:p>
          </draw:text-box>
        </draw:frame>
        <draw:custom-shape draw:style-name="gr5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7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0.8cm" svg:y="12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9"><text:s text:c="2"/></text:span><text:span text:style-name="T9">PARENT : PID=1000</text:span></text:p>
          </draw:text-box>
        </draw:frame>
        <draw:custom-shape draw:style-name="gr5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7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0.8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9"><text:s text:c="2"/></text:span><text:span text:style-name="T9">PARENT : PID=1000</text:span></text:p>
            <text:p><text:span text:style-name="T9"><text:s text:c="2"/></text:span><text:span text:style-name="T9">Goodbye form process 1000</text:span></text:p>
            <text:p><text:span text:style-name="T7"/></text:p>
          </draw:text-box>
        </draw:frame>
        <draw:custom-shape draw:style-name="gr5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14.6cm" svg:y="7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7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9"><text:s text:c="2"/></text:span><text:span text:style-name="T9">PARENT : PID=1000</text:span></text:p>
            <text:p><text:span text:style-name="T9"><text:s text:c="2"/></text:span><text:span text:style-name="T9">Goodbye form process 1000</text:span></text:p>
            <text:p><text:span text:style-name="T7"/></text:p>
          </draw:text-box>
        </draw:frame>
        <draw:custom-shape draw:style-name="gr8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14.6cm" svg:y="7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7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4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9"><text:s text:c="2"/></text:span><text:span text:style-name="T9">PARENT : PID=1000</text:span></text:p>
            <text:p><text:span text:style-name="T9"><text:s text:c="2"/></text:span><text:span text:style-name="T9">Goodbye form process 1000</text:span></text:p>
            <text:p><text:span text:style-name="T7"/></text:p>
          </draw:text-box>
        </draw:frame>
        <draw:custom-shape draw:style-name="gr9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14.6cm" svg:y="8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7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643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9"><text:s text:c="2"/></text:span><text:span text:style-name="T9">PARENT : PID=1000</text:span></text:p>
            <text:p><text:span text:style-name="T9"><text:s text:c="2"/></text:span><text:span text:style-name="T9">Goodbye form process 1000</text:span></text:p>
            <text:p><text:span text:style-name="T7"><text:s text:c="2"/></text:span><text:span text:style-name="T7">Hello again form process 1001</text:span></text:p>
            <text:p><text:span text:style-name="T7"/></text:p>
          </draw:text-box>
        </draw:frame>
        <draw:custom-shape draw:style-name="gr9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14.6cm" svg:y="9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7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3.643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9"><text:s text:c="2"/></text:span><text:span text:style-name="T9">PARENT : PID=1000</text:span></text:p>
            <text:p><text:span text:style-name="T9"><text:s text:c="2"/></text:span><text:span text:style-name="T9">Goodbye form process 1000</text:span></text:p>
            <text:p><text:span text:style-name="T7"><text:s text:c="2"/></text:span><text:span text:style-name="T7">Hello again form process 1001</text:span></text:p>
            <text:p><text:span text:style-name="T7"/></text:p>
          </draw:text-box>
        </draw:frame>
        <draw:custom-shape draw:style-name="gr9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14.6cm" svg:y="10.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7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4.096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9"><text:s text:c="2"/></text:span><text:span text:style-name="T9">PARENT : PID=1000</text:span></text:p>
            <text:p><text:span text:style-name="T9"><text:s text:c="2"/></text:span><text:span text:style-name="T9">Goodbye form process 1000</text:span></text:p>
            <text:p><text:span text:style-name="T7"><text:s text:c="2"/></text:span><text:span text:style-name="T7">Hello again form process 1001</text:span></text:p>
            <text:p><text:span text:style-name="T7"><text:s text:c="2"/></text:span><text:span text:style-name="T7">CHILD : PID=1001</text:span></text:p>
            <text:p><text:span text:style-name="T7"/></text:p>
          </draw:text-box>
        </draw:frame>
        <draw:custom-shape draw:style-name="gr9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14.6cm" svg:y="11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7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4.096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9"><text:s text:c="2"/></text:span><text:span text:style-name="T9">PARENT : PID=1000</text:span></text:p>
            <text:p><text:span text:style-name="T9"><text:s text:c="2"/></text:span><text:span text:style-name="T9">Goodbye form process 1000</text:span></text:p>
            <text:p><text:span text:style-name="T7"><text:s text:c="2"/></text:span><text:span text:style-name="T7">Hello again form process 1001</text:span></text:p>
            <text:p><text:span text:style-name="T7"><text:s text:c="2"/></text:span><text:span text:style-name="T7">CHILD : PID=1001</text:span></text:p>
            <text:p><text:span text:style-name="T7"/></text:p>
          </draw:text-box>
        </draw:frame>
        <draw:custom-shape draw:style-name="gr9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14.6cm" svg:y="11.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7" draw:text-style-name="P3" draw:layer="layout" svg:width="12.8cm" svg:height="13.4cm" svg:x="0.6cm" svg:y="3cm">
          <text:p text:style-name="P1"><text:span text:style-name="T1">Process 1000 (PARENT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cm" svg:height="0.6cm" svg:x="0.8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6.6cm" svg:height="4.096cm" svg:x="0.8cm" svg:y="16.8cm">
          <draw:text-box>
            <text:p><text:span text:style-name="T1">Standard output (stdout):</text:span></text:p>
            <text:p><text:span text:style-name="T8"/></text:p>
            <text:p><text:span text:style-name="T9"><text:s text:c="2"/></text:span><text:span text:style-name="T9">Hello form process 1000</text:span></text:p>
            <text:p><text:span text:style-name="T9"><text:s text:c="2"/></text:span><text:span text:style-name="T9">Hello again form process 1000</text:span></text:p>
            <text:p><text:span text:style-name="T9"><text:s text:c="2"/></text:span><text:span text:style-name="T9">PARENT : PID=1000</text:span></text:p>
            <text:p><text:span text:style-name="T9"><text:s text:c="2"/></text:span><text:span text:style-name="T9">Goodbye form process 1000</text:span></text:p>
            <text:p><text:span text:style-name="T7"><text:s text:c="2"/></text:span><text:span text:style-name="T7">Hello again form process 1001</text:span></text:p>
            <text:p><text:span text:style-name="T7"><text:s text:c="2"/></text:span><text:span text:style-name="T7">CHILD : PID=1001</text:span></text:p>
            <text:p><text:span text:style-name="T7"><text:s text:c="2"/></text:span><text:span text:style-name="T7">Goodbye form process 1001</text:span></text:p>
          </draw:text-box>
        </draw:frame>
        <draw:custom-shape draw:style-name="gr9" draw:text-style-name="P3" draw:layer="layout" svg:width="12.8cm" svg:height="13.4cm" svg:x="14.4cm" svg:y="3cm">
          <text:p text:style-name="P1"><text:span text:style-name="T1">Process 1001 (CHILD)</text:span></text:p>
          <text:p text:style-name="P1"><text:span text:style-name="T1"/></text:p>
          <text:p text:style-name="P2"><text:span text:style-name="T2"/></text:p>
          <text:p text:style-name="P2"><text:span text:style-name="T2">int main(int argc, char * argv[])</text:span></text:p>
          <text:p text:style-name="P2"><text:span text:style-name="T2">{</text:span></text:p>
          <text:p text:style-name="P2"><text:span text:style-name="T3"><text:s text:c="4"/></text:span><text:span text:style-name="T3">// Reached by parent process only (child doesn't exist yet)</text:span></text:p>
          <text:p text:style-name="P2"><text:span text:style-name="T2"><text:s text:c="4"/></text:span><text:span text:style-name="T2">fprintf(stdout, "Hello form process %ld\n", (long) getpid());</text:span></text:p>
          <text:p text:style-name="P2"><text:span text:style-name="T2"/></text:p>
          <text:p text:style-name="P2"><text:span text:style-name="T2"><text:s text:c="4"/></text:span><text:span text:style-name="T2">pid_t </text:span><text:span text:style-name="T4">proc_id</text:span><text:span text:style-name="T2"> = </text:span><text:span text:style-name="T4">fork</text:span><text:span text:style-name="T2">(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-1) exit(1); <text:s text:c="5"/>// Error...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Hello again form process %ld\n", (long) getpid());</text:span></text:p>
          <text:p text:style-name="P2"><text:span text:style-name="T2"/></text:p>
          <text:p text:style-name="P2"><text:span text:style-name="T2"><text:s text:c="4"/></text:span><text:span text:style-name="T2">if(</text:span><text:span text:style-name="T4">proc_id</text:span><text:span text:style-name="T2"> == 0) {</text:span></text:p>
          <text:p text:style-name="P2"><text:span text:style-name="T2"><text:s text:c="7"/></text:span><text:span text:style-name="T5"><text:s/></text:span><text:span text:style-name="T3">// Reached by child process only</text:span></text:p>
          <text:p text:style-name="P2"><text:span text:style-name="T2"><text:s text:c="8"/></text:span><text:span text:style-name="T2">fprintf(stdout, "CHILD <text:s/>: PID=%ld\n", (long) getpid());</text:span></text:p>
          <text:p text:style-name="P2"><text:span text:style-name="T2"><text:s text:c="4"/></text:span><text:span text:style-name="T2">} else {</text:span></text:p>
          <text:p text:style-name="P2"><text:span text:style-name="T2"><text:s text:c="8"/></text:span><text:span text:style-name="T3">// Reached by parent process only</text:span></text:p>
          <text:p text:style-name="P2"><text:span text:style-name="T2"><text:s text:c="8"/></text:span><text:span text:style-name="T2">fprintf(stdout, "PARENT : PID=%ld\n", (long) getpid());</text:span></text:p>
          <text:p text:style-name="P2"><text:span text:style-name="T2"><text:s text:c="4"/></text:span><text:span text:style-name="T2">}</text:span></text:p>
          <text:p text:style-name="P2"><text:span text:style-name="T2"/></text:p>
          <text:p text:style-name="P2"><text:span text:style-name="T2"><text:s text:c="4"/></text:span><text:span text:style-name="T3">// Reached by both process (parent and child)</text:span></text:p>
          <text:p text:style-name="P2"><text:span text:style-name="T2"><text:s text:c="4"/></text:span><text:span text:style-name="T2">fprintf(stdout, "Goodbye form process %ld\n", (long) getpid());</text:span></text:p>
          <text:p text:style-name="P2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0.6cm" svg:x="14.6cm" svg:y="14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1.963cm" svg:x="1.4cm" svg:y="0.837cm" presentation:class="title" presentation:user-transformed="true">
          <draw:text-box>
            <text:p>fork() step by step...</text:p>
          </draw:text-box>
        </draw:frame>
        <draw:custom-shape draw:style-name="gr10" draw:text-style-name="P6" draw:layer="layout" svg:width="19cm" svg:height="16.8cm" svg:x="4.4cm" svg:y="3.2cm">
          <text:p text:style-name="P2"><text:span text:style-name="T10">int main(int argc, char * argv[])</text:span></text:p>
          <text:p text:style-name="P2"><text:span text:style-name="T10">{</text:span></text:p>
          <text:p text:style-name="P2"><text:span text:style-name="T11"><text:s text:c="4"/></text:span><text:span text:style-name="T11">// Reached by parent process only (child doesn't exist yet)</text:span></text:p>
          <text:p text:style-name="P2"><text:span text:style-name="T10"><text:s text:c="4"/></text:span><text:span text:style-name="T10">fprintf(stdout, "Hello form process %ld\n", (long) getpid());</text:span></text:p>
          <text:p text:style-name="P2"><text:span text:style-name="T10"/></text:p>
          <text:p text:style-name="P2"><text:span text:style-name="T10"><text:s text:c="4"/></text:span><text:span text:style-name="T10">pid_t </text:span><text:span text:style-name="T1">proc_id</text:span><text:span text:style-name="T10"> = </text:span><text:span text:style-name="T1">fork</text:span><text:span text:style-name="T10">();</text:span></text:p>
          <text:p text:style-name="P2"><text:span text:style-name="T10"/></text:p>
          <text:p text:style-name="P2"><text:span text:style-name="T10"><text:s text:c="4"/></text:span><text:span text:style-name="T10">if(</text:span><text:span text:style-name="T1">proc_id</text:span><text:span text:style-name="T10"> == -1) exit(1); <text:s text:c="5"/>// Error...</text:span></text:p>
          <text:p text:style-name="P2"><text:span text:style-name="T10"/></text:p>
          <text:p text:style-name="P2"><text:span text:style-name="T10"><text:s text:c="4"/></text:span><text:span text:style-name="T11">// Reached by both process (parent and child)</text:span></text:p>
          <text:p text:style-name="P2"><text:span text:style-name="T10"><text:s text:c="4"/></text:span><text:span text:style-name="T10">fprintf(stdout, "Hello again form process %ld\n", (long) getpid());</text:span></text:p>
          <text:p text:style-name="P2"><text:span text:style-name="T10"/></text:p>
          <text:p text:style-name="P2"><text:span text:style-name="T10"><text:s text:c="4"/></text:span><text:span text:style-name="T10">if(</text:span><text:span text:style-name="T1">proc_id</text:span><text:span text:style-name="T10"> == 0) {</text:span></text:p>
          <text:p text:style-name="P2"><text:span text:style-name="T10"><text:s text:c="7"/></text:span><text:span text:style-name="T12"><text:s/></text:span><text:span text:style-name="T11">// Reached by child process only</text:span></text:p>
          <text:p text:style-name="P2"><text:span text:style-name="T10"><text:s text:c="8"/></text:span><text:span text:style-name="T10">fprintf(stdout, "CHILD <text:s/>: PID=%ld\n", (long) getpid());</text:span></text:p>
          <text:p text:style-name="P2"><text:span text:style-name="T10"><text:s text:c="4"/></text:span><text:span text:style-name="T10">} else {</text:span></text:p>
          <text:p text:style-name="P2"><text:span text:style-name="T10"><text:s text:c="8"/></text:span><text:span text:style-name="T11">// Reached by parent process only</text:span></text:p>
          <text:p text:style-name="P2"><text:span text:style-name="T10"><text:s text:c="8"/></text:span><text:span text:style-name="T10">fprintf(stdout, "PARENT : PID=%ld\n", (long) getpid());</text:span></text:p>
          <text:p text:style-name="P2"><text:span text:style-name="T10"><text:s text:c="4"/></text:span><text:span text:style-name="T10">}</text:span></text:p>
          <text:p text:style-name="P2"><text:span text:style-name="T10"/></text:p>
          <text:p text:style-name="P2"><text:span text:style-name="T10"><text:s text:c="4"/></text:span><text:span text:style-name="T11">// Reached by both process (parent and child)</text:span></text:p>
          <text:p text:style-name="P2"><text:span text:style-name="T10"><text:s text:c="4"/></text:span><text:span text:style-name="T10">fprintf(stdout, "Goodbye form process %ld\n", (long) getpid());</text:span></text:p>
          <text:p text:style-name="P2"><text:span text:style-name="T10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3.8cm" svg:y1="6.6cm" svg:x2="3.8cm" svg:y2="12.2cm">
          <text:p/>
        </draw:line>
        <draw:line draw:style-name="gr11" draw:text-style-name="P1" draw:layer="layout" svg:x1="3.8cm" svg:y1="17.4cm" svg:x2="3.8cm" svg:y2="13.6cm">
          <text:p/>
        </draw:line>
        <draw:line draw:style-name="gr12" draw:text-style-name="P1" draw:layer="layout" svg:x1="1.9cm" svg:y1="8.2cm" svg:x2="1.9cm" svg:y2="14cm">
          <text:p/>
        </draw:line>
        <draw:line draw:style-name="gr12" draw:text-style-name="P1" draw:layer="layout" svg:x1="1.9cm" svg:y1="15.4cm" svg:x2="1.9cm" svg:y2="17.4cm">
          <text:p/>
        </draw:line>
        <draw:frame draw:style-name="gr13" draw:text-style-name="P7" draw:layer="layout" svg:width="2.094cm" svg:height="0.962cm" svg:x="0.859cm" svg:y="5.038cm">
          <draw:text-box>
            <text:p><text:span text:style-name="T13">Child</text:span></text:p>
          </draw:text-box>
        </draw:frame>
        <draw:frame draw:style-name="gr13" draw:text-style-name="P8" draw:layer="layout" svg:width="2.475cm" svg:height="0.962cm" svg:x="2.6cm" svg:y="5.038cm">
          <draw:text-box>
            <text:p><text:span text:style-name="T14">Par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3T11:45:18</meta:creation-date>
    <dc:date>2013-02-14T16:01:22</dc:date>
    <meta:editing-duration>PT10M22S</meta:editing-duration>
    <meta:editing-cycles>6</meta:editing-cycles>
    <meta:generator>LibreOffice/3.5$Linux_x86 LibreOffice_project/350m1$Build-2</meta:generator>
    <dc:creator>jeremie </dc:creator>
    <meta:document-statistic meta:object-count="154"/>
  </office:meta>
</office:document-meta>
</file>